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7cm" style:rel-width="100%" fo:margin-left="0cm" fo:margin-top="0cm" fo:margin-bottom="0cm" table:align="left" style:writing-mode="lr-tb"/>
    </style:style>
    <style:style style:name="Table3.A" style:family="table-column">
      <style:table-column-properties style:column-width="8.19cm" style:rel-column-width="4643*"/>
    </style:style>
    <style:style style:name="Table3.B" style:family="table-column">
      <style:table-column-properties style:column-width="8.811cm" style:rel-column-width="4995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8" style:family="table">
      <style:table-properties style:width="17cm" style:rel-width="100%" fo:margin-left="0cm" fo:margin-top="0cm" fo:margin-bottom="0cm" table:align="left" style:writing-mode="lr-tb"/>
    </style:style>
    <style:style style:name="Table8.A" style:family="table-column">
      <style:table-column-properties style:column-width="8.498cm" style:rel-column-width="4770*"/>
    </style:style>
    <style:style style:name="Table8.B" style:family="table-column">
      <style:table-column-properties style:column-width="8.502cm" style:rel-column-width="4771*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8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" style:family="table" style:master-page-name="Landscape">
      <style:table-properties style:width="25.7cm" fo:margin-left="0cm" fo:margin-top="0cm" fo:margin-bottom="0cm" style:page-number="auto" fo:break-before="page" table:align="left" style:writing-mode="lr-tb"/>
    </style:style>
    <style:style style:name="Table1.A" style:family="table-column">
      <style:table-column-properties style:column-width="14.206cm"/>
    </style:style>
    <style:style style:name="Table1.B" style:family="table-column">
      <style:table-column-properties style:column-width="11.494cm"/>
    </style:style>
    <style:style style:name="Table1.1" style:family="table-row">
      <style:table-row-properties style:min-row-height="0.506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7" style:family="table">
      <style:table-properties style:width="25.709cm" fo:margin-left="0cm" fo:margin-right="-0.009cm" table:align="margins" fo:background-color="transparent" style:writing-mode="lr-tb">
        <style:background-image/>
      </style:table-properties>
    </style:style>
    <style:style style:name="Table7.A" style:family="table-column">
      <style:table-column-properties style:column-width="1.783cm" style:rel-column-width="4545*"/>
    </style:style>
    <style:style style:name="Table7.B" style:family="table-column">
      <style:table-column-properties style:column-width="1.789cm" style:rel-column-width="4559*"/>
    </style:style>
    <style:style style:name="Table7.C" style:family="table-column">
      <style:table-column-properties style:column-width="1.102cm" style:rel-column-width="2810*"/>
    </style:style>
    <style:style style:name="Table7.D" style:family="table-column">
      <style:table-column-properties style:column-width="1.053cm" style:rel-column-width="2684*"/>
    </style:style>
    <style:style style:name="Table7.E" style:family="table-column">
      <style:table-column-properties style:column-width="2.076cm" style:rel-column-width="5292*"/>
    </style:style>
    <style:style style:name="Table7.F" style:family="table-column">
      <style:table-column-properties style:column-width="2.715cm" style:rel-column-width="6918*"/>
    </style:style>
    <style:style style:name="Table7.G" style:family="table-column">
      <style:table-column-properties style:column-width="10.516cm" style:rel-column-width="26809*"/>
    </style:style>
    <style:style style:name="Table7.H" style:family="table-column">
      <style:table-column-properties style:column-width="2.201cm" style:rel-column-width="5611*"/>
    </style:style>
    <style:style style:name="Table7.I" style:family="table-column">
      <style:table-column-properties style:column-width="2.475cm" style:rel-column-width="630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7.I1" style:family="table-cell">
      <style:table-cell-properties fo:padding="0.049cm" fo:border="0.05pt solid #000000"/>
    </style:style>
    <style:style style:name="Table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49cm" fo:border-left="0.05pt solid #000000" fo:border-right="none" fo:border-top="none" fo:border-bottom="0.05pt solid #000000"/>
    </style:style>
    <style:style style:name="Table7.A5" style:family="table-cell">
      <style:table-cell-properties fo:padding="0.097cm" fo:border-left="0.5pt solid #000000" fo:border-right="none" fo:border-top="0.5pt solid #000000" fo:border-bottom="0.5pt solid #000000"/>
    </style:style>
    <style:style style:name="Table7.G5" style:family="table-cell">
      <style:table-cell-properties fo:padding="0.097cm" fo:border-left="none" fo:border-right="0.5pt solid #000000" fo:border-top="0.5pt solid #000000" fo:border-bottom="0.5pt solid #000000"/>
    </style:style>
    <style:style style:name="Table2" style:family="table">
      <style:table-properties style:width="25.71cm" fo:margin-left="0cm" fo:margin-top="0cm" fo:margin-bottom="0cm" fo:break-before="auto" fo:break-after="auto" table:align="left" style:writing-mode="lr-tb"/>
    </style:style>
    <style:style style:name="Table2.A" style:family="table-column">
      <style:table-column-properties style:column-width="14.206cm"/>
    </style:style>
    <style:style style:name="Table2.B" style:family="table-column">
      <style:table-column-properties style:column-width="11.504cm"/>
    </style:style>
    <style:style style:name="Table2.1" style:family="table-row">
      <style:table-row-properties style:min-row-height="0.506cm" fo:keep-together="auto"/>
    </style:style>
    <style:style style:name="Table2.A1" style:family="table-cell">
      <style:table-cell-properties style:vertical-align="" fo:padding-left="0cm" fo:padding-right="0.191cm" fo:padding-top="0cm" fo:padding-bottom="0cm" fo:border="none" style:writing-mode="lr-tb"/>
    </style:style>
    <style:style style:name="Table2.B1" style:family="table-cell">
      <style:table-cell-properties style:vertical-align="bottom" fo:padding-left="0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2" style:family="paragraph" style:parent-style-name="No_20_Spacing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Times New Roman" fo:font-size="14pt" fo:language="uk" fo:country="UA" officeooo:paragraph-rsid="015f1d05" style:font-size-asian="14pt" style:font-size-complex="14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4pt" fo:language="uk" fo:country="UA" fo:font-weight="bold" officeooo:paragraph-rsid="007c6c9c" style:font-size-asian="14pt" style:font-weight-asian="bold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true" fo:text-align="end" style:justify-single-word="false" fo:text-indent="0cm" style:auto-text-indent="false" style:writing-mode="lr-tb"/>
      <style:text-properties style:font-name="Times New Roman" fo:font-size="14pt" fo:language="uk" fo:country="UA" fo:font-weight="bold" officeooo:paragraph-rsid="009ad618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fo:font-weight="bold" officeooo:paragraph-rsid="009ad618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officeooo:paragraph-rsid="015f1d05" style:font-size-asian="14pt" style:font-size-complex="14pt"/>
    </style:style>
    <style:style style:name="P7" style:family="paragraph" style:parent-style-name="Standard">
      <style:paragraph-properties fo:margin-left="0cm" fo:margin-right="0cm" fo:line-height="107%" fo:text-align="center" style:justify-single-word="false" fo:text-indent="1.251cm" style:auto-text-indent="false" style:writing-mode="lr-tb"/>
      <style:text-properties style:font-name="Times New Roman" fo:font-size="14pt" officeooo:paragraph-rsid="015f1d05" style:font-size-asian="14pt" style:font-size-complex="14pt"/>
    </style:style>
    <style:style style:name="P8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Times New Roman" fo:font-size="14pt" officeooo:paragraph-rsid="01191244" style:font-size-asian="14pt" style:font-size-complex="14pt"/>
    </style:style>
    <style:style style:name="P9" style:family="paragraph" style:parent-style-name="No_20_Spacing">
      <style:paragraph-properties fo:margin-left="0cm" fo:margin-right="0cm" fo:text-align="justify" style:justify-single-word="false" fo:text-indent="1.251cm" style:auto-text-indent="false" style:writing-mode="lr-tb"/>
      <style:text-properties style:font-name="Times New Roman" fo:font-size="14pt" officeooo:paragraph-rsid="015f1d05" style:font-size-asian="14pt" style:font-size-complex="14pt"/>
    </style:style>
    <style:style style:name="P10" style:family="paragraph" style:parent-style-name="No_20_Spacing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4pt" officeooo:paragraph-rsid="015f1d05" style:font-size-asian="14pt" style:font-size-complex="14pt"/>
    </style:style>
    <style:style style:name="P11" style:family="paragraph" style:parent-style-name="Standard" style:master-page-name="">
      <loext:graphic-properties draw:fill="none"/>
      <style:paragraph-properties fo:margin-left="0cm" fo:margin-right="0cm" fo:line-height="107%" fo:text-align="center" style:justify-single-word="false" fo:text-indent="0cm" style:auto-text-indent="false" style:page-number="auto" fo:background-color="transparent" style:writing-mode="lr-tb"/>
      <style:text-properties style:font-name="Times New Roman" fo:font-size="14pt" fo:font-weight="bold" officeooo:paragraph-rsid="015f1d05" style:font-size-asian="14pt" style:font-weight-asian="bold" style:font-size-complex="14pt" style:font-weight-complex="bold"/>
    </style:style>
    <style:style style:name="P12" style:family="paragraph" style:parent-style-name="No_20_Spacing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Times New Roman" fo:font-size="14pt" fo:font-weight="bold" officeooo:paragraph-rsid="015f1d05" style:font-size-asian="14pt" style:font-weight-asian="bold" style:font-size-complex="14pt"/>
    </style:style>
    <style:style style:name="P13" style:family="paragraph" style:parent-style-name="No_20_Spacing">
      <style:paragraph-properties fo:margin-left="0cm" fo:margin-right="0cm" fo:text-align="end" style:justify-single-word="false" fo:text-indent="0cm" style:auto-text-indent="false" style:writing-mode="lr-tb">
        <style:tab-stops/>
      </style:paragraph-properties>
      <style:text-properties style:font-name="Times New Roman" fo:font-size="14pt" fo:font-weight="bold" officeooo:paragraph-rsid="015f1d05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officeooo:paragraph-rsid="011f293e" style:font-size-asian="9pt" style:font-size-complex="9pt"/>
    </style:style>
    <style:style style:name="P1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officeooo:paragraph-rsid="014008ae" style:font-size-asian="9pt" style:font-size-complex="9pt"/>
    </style:style>
    <style:style style:name="P1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9pt" fo:language="uk" fo:country="UA" officeooo:paragraph-rsid="009ad618" style:font-size-asian="9pt" style:font-size-complex="9pt"/>
    </style:style>
    <style:style style:name="P17" style:family="paragraph" style:parent-style-name="Standard" style:master-page-name="">
      <loext:graphic-properties draw:fill="none"/>
      <style:paragraph-properties fo:margin-left="5.001cm" fo:margin-right="0cm" fo:text-align="start" style:justify-single-word="false" fo:text-indent="0cm" style:auto-text-indent="false" style:page-number="auto" fo:background-color="transparent" style:writing-mode="lr-tb"/>
      <style:text-properties style:font-name="Times New Roman" fo:font-size="10pt" fo:language="uk" fo:country="UA" officeooo:rsid="0118722a" officeooo:paragraph-rsid="011f293e" style:font-size-asian="10pt" style:font-size-complex="10pt"/>
    </style:style>
    <style:style style:name="P18" style:family="paragraph" style:parent-style-name="Standard">
      <loext:graphic-properties draw:fill="none"/>
      <style:paragraph-properties fo:margin-left="5.001cm" fo:margin-right="0cm" fo:text-align="start" style:justify-single-word="false" fo:text-indent="0cm" style:auto-text-indent="false" fo:background-color="transparent" style:writing-mode="lr-tb"/>
      <style:text-properties style:font-name="Times New Roman" fo:font-size="10pt" fo:language="uk" fo:country="UA" officeooo:rsid="0118722a" officeooo:paragraph-rsid="011f293e" style:font-size-asian="10pt" style:font-size-complex="10pt"/>
    </style:style>
    <style:style style:name="P19" style:family="paragraph" style:parent-style-name="Standard" style:master-page-name="">
      <loext:graphic-properties draw:fill="none"/>
      <style:paragraph-properties fo:margin-left="3.5cm" fo:margin-right="0cm" fo:text-align="start" style:justify-single-word="false" fo:text-indent="0cm" style:auto-text-indent="false" style:page-number="auto" fo:background-color="transparent" style:writing-mode="lr-tb"/>
      <style:text-properties style:font-name="Times New Roman" fo:font-size="10pt" fo:language="uk" fo:country="UA" officeooo:rsid="0118722a" officeooo:paragraph-rsid="015f1d05" style:font-size-asian="10pt" style:font-size-complex="10pt"/>
    </style:style>
    <style:style style:name="P20" style:family="paragraph" style:parent-style-name="Standard">
      <loext:graphic-properties draw:fill="none"/>
      <style:paragraph-properties fo:margin-left="3.5cm" fo:margin-right="0cm" fo:text-align="start" style:justify-single-word="false" fo:text-indent="0cm" style:auto-text-indent="false" fo:background-color="transparent" style:writing-mode="lr-tb"/>
      <style:text-properties style:font-name="Times New Roman" fo:font-size="10pt" fo:language="uk" fo:country="UA" officeooo:rsid="0118722a" officeooo:paragraph-rsid="015f1d05" style:font-size-asian="10pt" style:font-size-complex="10pt"/>
    </style:style>
    <style:style style:name="P2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12814d8" fo:background-color="transparent" style:font-size-asian="8pt" style:font-style-asian="normal" style:font-size-complex="8pt" style:font-style-complex="normal"/>
    </style:style>
    <style:style style:name="P22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23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officeooo:paragraph-rsid="00928485" fo:background-color="transparent" style:font-size-asian="8pt" style:font-size-complex="8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rsid="011d81e2" officeooo:paragraph-rsid="011d2a49" fo:background-color="transparent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2pt" fo:language="uk" fo:country="UA" officeooo:paragraph-rsid="007c6c9c" fo:background-color="transparent" style:font-size-asian="12pt" style:font-size-complex="12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rsid="007c6c9c" officeooo:paragraph-rsid="007c6c9c" fo:background-color="transparent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Times New Roman" fo:font-size="12pt" officeooo:paragraph-rsid="015f1d05" style:font-size-asian="12pt" style:font-size-complex="12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7%" fo:text-indent="0cm" style:auto-text-indent="false" style:writing-mode="lr-tb">
        <style:tab-stops/>
      </style:paragraph-properties>
      <style:text-properties style:font-name="Times New Roman" fo:font-size="12pt" fo:language="en" fo:country="US" officeooo:paragraph-rsid="015f1d05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Times New Roman" fo:font-size="13pt" officeooo:paragraph-rsid="015f1d05" style:font-size-asian="13pt" style:font-size-complex="13pt"/>
    </style:style>
    <style:style style:name="P30" style:family="paragraph" style:parent-style-name="Standard">
      <style:paragraph-properties fo:margin-left="0cm" fo:margin-right="0cm" fo:line-height="107%" fo:text-indent="0cm" style:auto-text-indent="false" style:writing-mode="lr-tb">
        <style:tab-stops/>
      </style:paragraph-properties>
      <style:text-properties style:font-name="Times New Roman" fo:font-size="13pt" fo:font-weight="bold" officeooo:rsid="011c97d6" officeooo:paragraph-rsid="015f1d05" style:font-size-asian="13pt" style:font-weight-asian="bold" style:font-size-complex="13pt"/>
    </style:style>
    <style:style style:name="P31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a28b8e" fo:background-color="transparent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33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34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officeooo:paragraph-rsid="00ccbcf2" fo:background-color="transparent" style:font-size-asian="8pt" style:font-style-asian="normal" style:font-size-complex="8pt" style:font-style-complex="normal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0a28b8e" fo:background-color="transparent" style:font-size-asian="8pt" style:font-style-asian="normal" style:font-weight-asian="bold" style:font-size-complex="8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0ccbcf2" officeooo:paragraph-rsid="00d6892f" fo:background-color="transparent" style:font-size-asian="8pt" style:font-style-asian="normal" style:font-weight-asian="bold" style:font-size-complex="8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12851b6" officeooo:paragraph-rsid="012851b6" fo:background-color="transparent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fo:font-weight="bold" officeooo:rsid="0126a0ca" officeooo:paragraph-rsid="012c8f30" fo:background-color="transparent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use-window-font-color="true" loext:opacity="0%" style:font-name="Times New Roman" fo:font-size="8pt" fo:language="uk" fo:country="UA" fo:font-style="normal" fo:font-weight="bold" officeooo:rsid="0126a0ca" officeooo:paragraph-rsid="012814d8" fo:background-color="transparent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fo:font-weight="bold" officeooo:paragraph-rsid="00ccbcf2" fo:background-color="transparent" style:font-size-asian="8pt" style:font-style-asian="normal" style:font-weight-asian="bold" style:font-size-complex="8pt" style:font-style-complex="normal" style:font-weight-complex="bold"/>
    </style:style>
    <style:style style:name="P4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fo:language="uk" fo:country="UA" officeooo:paragraph-rsid="0126a0ca"/>
    </style:style>
    <style:style style:name="P46" style:family="paragraph" style:parent-style-name="Standard">
      <style:paragraph-properties fo:margin-left="0cm" fo:margin-right="0cm" fo:line-height="115%" fo:text-align="justify" style:justify-single-word="false" fo:text-indent="1.251cm" style:auto-text-indent="false" style:writing-mode="lr-tb"/>
      <style:text-properties fo:color="#000000" loext:opacity="100%" style:font-name="Times New Roman" fo:font-size="14pt" fo:language="uk" fo:country="UA" officeooo:paragraph-rsid="01239316" style:font-size-asian="14pt" style:language-asian="uk" style:country-asian="UA" style:font-size-complex="14pt" style:font-weight-complex="bold"/>
    </style:style>
    <style:style style:name="P47" style:family="paragraph" style:parent-style-name="Standard">
      <style:paragraph-properties fo:margin-left="0cm" fo:margin-right="0cm" fo:line-height="115%" fo:text-align="justify" style:justify-single-word="false" fo:text-indent="1.251cm" style:auto-text-indent="false" style:writing-mode="lr-tb"/>
      <style:text-properties fo:color="#000000" loext:opacity="100%" style:font-name="Times New Roman" fo:font-size="14pt" fo:language="uk" fo:country="UA" officeooo:paragraph-rsid="01191244" style:font-size-asian="14pt" style:language-asian="uk" style:country-asian="UA" style:font-size-complex="14pt" style:font-weight-complex="bold"/>
    </style:style>
    <style:style style:name="P48" style:family="paragraph" style:parent-style-name="Standard">
      <style:paragraph-properties fo:margin-left="0cm" fo:margin-right="0cm" fo:margin-top="0cm" fo:margin-bottom="0cm" style:contextual-spacing="true" fo:line-height="115%" fo:text-indent="0cm" style:auto-text-indent="false" style:writing-mode="lr-tb"/>
      <style:text-properties officeooo:paragraph-rsid="011f293e"/>
    </style:style>
    <style:style style:name="P49" style:family="paragraph" style:parent-style-name="Standard">
      <style:paragraph-properties fo:margin-left="0cm" fo:margin-right="0cm" fo:margin-top="0cm" fo:margin-bottom="0cm" style:contextual-spacing="true" fo:line-height="115%" fo:text-indent="0cm" style:auto-text-indent="false" style:writing-mode="lr-tb"/>
      <style:text-properties officeooo:paragraph-rsid="014008ae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fo:language="uk" fo:country="UA" officeooo:paragraph-rsid="0167095e" fo:background-color="transparent" style:font-size-asian="12pt" style:font-size-complex="12pt"/>
    </style:style>
    <style:style style:name="T1" style:family="text">
      <style:text-properties officeooo:rsid="00763d38"/>
    </style:style>
    <style:style style:name="T2" style:family="text">
      <style:text-properties officeooo:rsid="008eaa99"/>
    </style:style>
    <style:style style:name="T3" style:family="text">
      <style:text-properties style:font-name="Times New Roman" fo:font-size="9pt" fo:language="uk" fo:country="UA" style:font-size-asian="9pt" style:font-size-complex="9pt"/>
    </style:style>
    <style:style style:name="T4" style:family="text">
      <style:text-properties fo:font-size="9pt" style:font-size-asian="9pt" style:font-size-complex="14pt"/>
    </style:style>
    <style:style style:name="T5" style:family="text">
      <style:text-properties fo:font-size="9pt" officeooo:rsid="014008ae" style:font-size-asian="9pt" style:font-size-complex="14pt"/>
    </style:style>
    <style:style style:name="T6" style:family="text">
      <style:text-properties officeooo:rsid="012bf132"/>
    </style:style>
    <style:style style:name="T7" style:family="text">
      <style:text-properties officeooo:rsid="0127128b"/>
    </style:style>
    <style:style style:name="T8" style:family="text">
      <style:text-properties officeooo:rsid="011c97d6"/>
    </style:style>
    <style:style style:name="T9" style:family="text">
      <style:text-properties officeooo:rsid="01235ed8"/>
    </style:style>
    <style:style style:name="T10" style:family="text">
      <style:text-properties officeooo:rsid="0109d4a6"/>
    </style:style>
    <style:style style:name="T11" style:family="text">
      <style:text-properties officeooo:rsid="015f1d05"/>
    </style:style>
    <style:style style:name="T12" style:family="text">
      <style:text-properties fo:font-weight="bold" style:font-weight-asian="bold" style:font-weight-complex="bold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_name" text:name="py3o.objects.company_id.name"/>
        <text:user-field-decl office:value-type="string" office:string-value="item.code" text:name="py3o.item.code"/>
        <text:user-field-decl office:value-type="string" office:string-value="item.bal_account" text:name="py3o.item.bal_account"/>
        <text:user-field-decl office:value-type="string" office:string-value="item.asset_type" text:name="py3o.item.asset_type"/>
        <text:user-field-decl office:value-type="string" office:string-value="item.type_id.name" text:name="py3o.item.type_id.name"/>
        <text:user-field-decl office:value-type="string" office:string-value="template_description" text:name="py3o.objects.template_description"/>
        <text:user-field-decl office:value-type="string" office:string-value="template_subject" text:name="py3o.objects.template_subject"/>
        <text:user-field-decl office:value-type="string" office:string-value="user_id.name" text:name="py3o.objects.user_id.name"/>
        <text:user-field-decl office:value-type="string" office:string-value="template_suffix" text:name="py3o.objects.template_suffix"/>
        <text:user-field-decl office:value-type="string" office:string-value="item.description" text:name="py3o.item.description"/>
        <text:user-field-decl office:value-type="string" office:string-value="item.asset_identifier" text:name="py3o.item.asset_identifier"/>
        <text:user-field-decl office:value-type="string" office:string-value="item.currency_id.name" text:name="py3o.item.currency_id.name"/>
        <text:user-field-decl office:value-type="string" office:string-value="item.account_date" text:name="py3o.item.account_date"/>
        <text:user-field-decl office:value-type="string" office:string-value="item.reason_documents" text:name="py3o.item.reason_documents"/>
        <text:user-field-decl office:value-type="string" office:string-value="item.note" text:name="py3o.item.note"/>
        <text:user-field-decl office:value-type="string" office:string-value="item_exlude.code" text:name="py3o.item.asset_nfs_list_item_id.code"/>
        <text:user-field-decl office:value-type="string" office:string-value="item_exlude.bal_account" text:name="py3o.item.asset_nfs_list_item_id.bal_account"/>
        <text:user-field-decl office:value-type="string" office:string-value="item_exlude.asset_type" text:name="py3o.item.asset_nfs_list_item_id.asset_type"/>
        <text:user-field-decl office:value-type="string" office:string-value="item_exlude.type_id.name" text:name="py3o.item.asset_nfs_list_item_id.type_id.name"/>
        <text:user-field-decl office:value-type="string" office:string-value="item_exlude.asset_identifier" text:name="py3o.item.asset_nfs_list_item_id.asset_identifier"/>
        <text:user-field-decl office:value-type="string" office:string-value="item_exlude.description" text:name="py3o.item.asset_nfs_list_item_id.description"/>
        <text:user-field-decl office:value-type="string" office:string-value="item_exlude.currency_id.name" text:name="py3o.item.asset_nfs_list_item_id.currency_id.name"/>
        <text:user-field-decl office:value-type="string" office:string-value="item_exlude.reason_documents" text:name="py3o.item.asset_nfs_list_item_id.reason_documents"/>
        <text:user-field-decl office:value-type="string" office:string-value="ceo_id.email" text:name="py3o.objects.company_id.ceo_id.email"/>
        <text:user-field-decl office:value-type="string" office:string-value="ceo_id.name" text:name="py3o.objects.company_id.ceo_id.name"/>
        <text:user-field-decl office:value-type="string" office:string-value="request_total_book_value_uah" text:name="py3o.objects.request_total_book_value_uah"/>
        <text:user-field-decl office:value-type="string" office:string-value="request_total_apprisal_value" text:name="py3o.objects.request_total_apprisal_value"/>
        <text:user-field-decl office:value-type="string" office:string-value="request_item_count" text:name="py3o.objects.request_item_count"/>
        <text:user-field-decl office:value-type="string" office:string-value="line_item.line_text" text:name="py3o.line_item.line_text"/>
      </text:user-field-decls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19">Для службового користування</text:p>
            <text:p text:style-name="P20">Примірник 1<text:span text:style-name="T7">Е</text:span></text:p>
            <text:p text:style-name="P27"/>
            <text:p text:style-name="P29"><text:span text:style-name="T8">Директору-розпоряднику <text:line-break/></text:span>Фонду гарантування вкладів фізичних осіб </text:p>
            <text:p text:style-name="P30">Світлані <text:span text:style-name="T9">РЕКРУТ</text:span></text:p>
          </table:table-cell>
        </table:table-row>
      </table:table>
      <text:p text:style-name="P6"/>
      <text:p text:style-name="P11"><text:span text:style-name="T10">Доповідна </text:span>записка</text:p>
      <text:p text:style-name="P7"><text:span text:style-name="T12"/></text:p>
      <text:p text:style-name="P9"><text:span text:style-name="T12">Стосовно:</text:span> <text:user-field-get text:name="py3o.objects.template_subject">template_subject</text:user-field-get></text:p>
      <text:p text:style-name="P9"/>
      <text:p text:style-name="P46"><text:text-input text:description="py3o://for=&quot;line_item in objects.dz_lines_text()&quot;">/for="line_item in objects.dz_lines_text()"</text:text-input></text:p>
      <text:p text:style-name="P47"><text:text-input text:description="py3o://function=&quot;html_sanitize(line_item.line_text)&quot;">/function="html_sanitize(line_item.line_text)"</text:text-input></text:p>
      <text:p text:style-name="P47"><text:text-input text:description="py3o:///for">/for</text:text-input></text:p>
      <text:p text:style-name="P8"/>
      <text:p text:style-name="P10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2">Директор департаменту</text:p>
            <text:p text:style-name="P12">ліквідації банків</text:p>
          </table:table-cell>
          <table:table-cell table:style-name="Table8.B1" office:value-type="string">
            <text:p text:style-name="P13">Тетяна СТАРЦЕВА</text:p>
          </table:table-cell>
        </table:table-row>
      </table:table>
      <text:p text:style-name="P2"/>
      <text:p text:style-name="P1"/>
      <text:p text:style-name="P48" loext:marker-style-name="T4"><text:span text:style-name="T4">Надруковано в одному примірнику</text:span></text:p>
      <text:p text:style-name="P48" loext:marker-style-name="T4"><text:span text:style-name="T4">1-й примірник – виконавч</text:span><text:span text:style-name="T5">а</text:span><text:span text:style-name="T4"> дирекці</text:span><text:span text:style-name="T5">я</text:span></text:p>
      <text:p text:style-name="P48" loext:marker-style-name="T4"><text:span text:style-name="T4">Чернетки не друкувались</text:span></text:p>
      <text:p text:style-name="P48" loext:marker-style-name="T4"><text:span text:style-name="T5">Виконав і н</text:span><text:span text:style-name="T4">адрукував </text:span><text:span text:style-name="T3"><text:user-field-get text:name="py3o.objects.user_id.name">user_id.name</text:user-field-get></text:span></text:p>
      <text:p text:style-name="P14"><text:date style:data-style-name="N36" text:date-value="2024-06-04T13:16:11.433000150">04.06.2024</text:dat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7">Для службового користування</text:p>
            <text:p text:style-name="P18">Примірник 1<text:span text:style-name="T11">Е</text:span></text:p>
            <text:p text:style-name="P24">Додаток</text:p>
            <text:p text:style-name="P26"/>
          </table:table-cell>
        </table:table-row>
      </table:table>
      <text:p text:style-name="P25"/>
      <text:p text:style-name="P50"><text:user-field-get text:name="py3o.objects.template_suffix">template_suffix</text:user-field-get></text:p>
      <text:p text:style-name="P2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header-rows>
          <table:table-row table:style-name="Table7.1">
            <table:table-cell table:style-name="Table7.A1" office:value-type="string">
              <text:p text:style-name="P38">Код <text:span text:style-name="T1">майна</text:span></text:p>
            </table:table-cell>
            <table:table-cell table:style-name="Table7.A1" office:value-type="string">
              <text:p text:style-name="P36">Балансовий рахунок</text:p>
            </table:table-cell>
            <table:table-cell table:style-name="Table7.A1" office:value-type="string">
              <text:p text:style-name="P37">Код типу активу</text:p>
            </table:table-cell>
            <table:table-cell table:style-name="Table7.A1" office:value-type="string">
              <text:p text:style-name="P37">Код ознаки</text:p>
            </table:table-cell>
            <table:table-cell table:style-name="Table7.A1" office:value-type="string">
              <text:p text:style-name="P40">Інв. №</text:p>
            </table:table-cell>
            <table:table-cell table:style-name="Table7.A1" table:number-columns-spanned="2" office:value-type="string">
              <text:p text:style-name="P37">Коротка характеристика активу</text:p>
            </table:table-cell>
            <table:covered-table-cell/>
            <table:table-cell table:style-name="Table7.A1" office:value-type="string">
              <text:p text:style-name="P39">Балансова вартість, UAH</text:p>
            </table:table-cell>
            <table:table-cell table:style-name="Table7.I1" office:value-type="string">
              <text:p text:style-name="P39">Оціночна вартість, UAH</text:p>
            </table:table-cell>
          </table:table-row>
        </table:table-header-rows>
        <table:table-row>
          <table:table-cell table:style-name="Table7.A2" table:number-columns-spanned="9" office:value-type="string">
            <text:p text:style-name="P22"><text:text-input text:description="py3o://for=&quot;item in objects.asset_blocked_ids&quot;">/for="item in objects.asset_blocked_id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31"><text:user-field-get text:name="py3o.item.code">item.code</text:user-field-get></text:p>
          </table:table-cell>
          <table:table-cell table:style-name="Table7.A3" office:value-type="string">
            <text:p text:style-name="P32"><text:user-field-get text:name="py3o.item.bal_account">item.bal_account</text:user-field-get></text:p>
          </table:table-cell>
          <table:table-cell table:style-name="Table7.A3" office:value-type="string">
            <text:p text:style-name="P32"><text:user-field-get text:name="py3o.item.asset_type">item.asset_type</text:user-field-get></text:p>
          </table:table-cell>
          <table:table-cell table:style-name="Table7.A3" office:value-type="string">
            <text:p text:style-name="P33"><text:user-field-get text:name="py3o.item.type_id.name">item.type_id.name</text:user-field-get></text:p>
          </table:table-cell>
          <table:table-cell table:style-name="Table7.A3" office:value-type="string">
            <text:p text:style-name="P33"><text:user-field-get text:name="py3o.item.asset_identifier">item.asset_identifier</text:user-field-get></text:p>
          </table:table-cell>
          <table:table-cell table:style-name="Table7.A3" table:number-columns-spanned="2" office:value-type="string">
            <text:p text:style-name="P33"><text:user-field-get text:name="py3o.item.description">item.description</text:user-field-get></text:p>
          </table:table-cell>
          <table:covered-table-cell/>
          <table:table-cell table:style-name="Table7.A3" office:value-type="string">
            <text:p text:style-name="P34"><text:text-input text:description="py3o://function=&quot;o_format_lang(item.book_value_uah, lang_code=lang)&quot;">item.book_value_uah</text:text-input></text:p>
          </table:table-cell>
          <table:table-cell table:style-name="Table7.A2" office:value-type="string">
            <text:p text:style-name="P35"><text:text-input text:description="py3o://function=&quot;o_format_lang(item.apprisal_value, lang_code=lang)&quot;">item.apprisal_value</text:text-input></text:p>
          </table:table-cell>
        </table:table-row>
        <table:table-row>
          <table:table-cell table:style-name="Table7.A2" table:number-columns-spanned="9" office:value-type="string">
            <text:p text:style-name="P21"><text:text-input text:description="py3o:///for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5" table:number-columns-spanned="6" office:value-type="string">
            <text:p text:style-name="P42">Всього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7.G5" office:value-type="string">
            <text:p text:style-name="P41"><text:s/><text:user-field-get text:name="py3o.objects.request_item_count">request_item_count</text:user-field-get><text:s/><text:span text:style-name="T6">одиниць</text:span></text:p>
          </table:table-cell>
          <table:table-cell table:style-name="Table7.A3" office:value-type="string">
            <text:p text:style-name="P43"><text:text-input text:description="py3o://function=&quot;o_format_lang(objects.request_total_book_value_uah, lang_code=lang)&quot;">o_format_lang(total_book_value_uah)</text:text-input></text:p>
          </table:table-cell>
          <table:table-cell table:style-name="Table7.A2" office:value-type="string">
            <text:p text:style-name="P44"><text:text-input text:description="py3o://function=&quot;o_format_lang(objects.request_total_apprisal_value, lang_code=lang)&quot;">o_format_lang(total_apprisal_value)</text:text-input></text:p>
          </table:table-cell>
        </table:table-row>
      </table:table>
      <text:p text:style-name="P45"/>
      <text:p text:style-name="P4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<text:span text:style-name="T2">Директор д</text:span>епартамент<text:span text:style-name="T2">у</text:span></text:p>
            <text:p text:style-name="P5">ліквідації банків</text:p>
          </table:table-cell>
          <table:table-cell table:style-name="Table2.B1" office:value-type="string">
            <text:p text:style-name="P4">Тетяна СТАРЦЕВА</text:p>
          </table:table-cell>
        </table:table-row>
      </table:table>
      <text:p text:style-name="P16"/>
      <text:p text:style-name="P49" loext:marker-style-name="T4"><text:span text:style-name="T4">Надруковано в одному примірнику</text:span></text:p>
      <text:p text:style-name="P49" loext:marker-style-name="T4"><text:span text:style-name="T4">1-й примірник – виконавч</text:span><text:span text:style-name="T5">а</text:span><text:span text:style-name="T4"> дирекці</text:span><text:span text:style-name="T5">я</text:span></text:p>
      <text:p text:style-name="P49" loext:marker-style-name="T4"><text:span text:style-name="T4">Чернетки не друкувались</text:span></text:p>
      <text:p text:style-name="P49" loext:marker-style-name="T4"><text:span text:style-name="T5">Виконав і н</text:span><text:span text:style-name="T4">адрукував </text:span><text:span text:style-name="T3"><text:user-field-get text:name="py3o.objects.user_id.name">user_id.name</text:user-field-get></text:span></text:p>
      <text:p text:style-name="P15"><text:date style:data-style-name="N36" text:date-value="2024-06-04T13:16:11.433000150">04.06.2024</text:dat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7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2.25pt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_20__28_WW_29_"/>
    <style:style style:name="page_20_number" style:display-name="page number" style:family="text" style:parent-style-name="Default_20_Paragraph_20_Font_20__28_WW_29_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_20__28_WW_29_"/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114" number:language="uk" number:country="UA" loext:transliteration-spellout="cardinal" number:transliteration-language="uk" number:transliteration-country="UA">
      <number:number number:decimal-places="2" number:min-decimal-places="2" number:min-integer-digits="1"/>
    </number:number-style>
    <number:date-style style:name="N10115" number:language="uk" number:country="UA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0-04T11:11:24.791934295</meta:creation-date>
    <dc:date>2024-06-04T13:16:04.263000000</dc:date>
    <meta:editing-duration>PT21H23M8S</meta:editing-duration>
    <meta:editing-cycles>243</meta:editing-cycles>
    <meta:generator>LibreOffice/7.6.2.1$Windows_x86 LibreOffice_project/56f7684011345957bbf33a7ee678afaf4d2ba333</meta:generator>
    <meta:document-statistic meta:table-count="5" meta:image-count="0" meta:object-count="0" meta:page-count="2" meta:paragraph-count="51" meta:word-count="128" meta:character-count="1114" meta:non-whitespace-character-count="1050"/>
  </office:meta>
</office:document-meta>
</file>